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Serif" svg:font-family="SansSerif"/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Trebuchet MS" fo:font-size="14pt" style:font-name-asian="SansSerif" style:font-size-asian="14pt" style:font-name-complex="SansSerif" style:font-size-complex="14pt"/>
    </style:style>
    <style:style style:name="P2" style:family="paragraph" style:parent-style-name="Standard">
      <style:text-properties fo:color="#000000" style:font-name="Trebuchet MS" fo:font-size="18pt" style:font-name-asian="SansSerif" style:font-size-asian="18pt" style:font-name-complex="SansSerif" style:font-size-complex="18pt"/>
    </style:style>
    <style:style style:name="P3" style:family="paragraph" style:parent-style-name="Standard">
      <style:text-properties style:use-window-font-color="true" style:font-name="SansSerif" fo:font-size="14pt" style:font-name-asian="SansSerif" style:font-size-asian="14pt" style:font-name-complex="SansSerif" style:font-size-complex="14pt"/>
    </style:style>
    <style:style style:name="P4" style:family="paragraph" style:parent-style-name="Standard">
      <style:paragraph-properties style:text-autospace="none"/>
      <style:text-properties style:use-window-font-color="true" style:font-name="SansSerif" fo:font-size="14pt" style:font-name-asian="SansSerif" style:font-size-asian="14pt" style:font-name-complex="SansSerif" style:font-size-complex="14pt"/>
    </style:style>
    <style:style style:name="P5" style:family="paragraph" style:parent-style-name="Standard">
      <style:paragraph-properties style:text-autospace="none"/>
      <style:text-properties fo:color="#000096" style:font-name="SansSerif" fo:font-size="14pt" style:font-name-asian="SansSerif" style:font-size-asian="14pt" style:font-name-complex="SansSerif" style:font-size-complex="14pt"/>
    </style:style>
    <style:style style:name="P6" style:family="paragraph" style:parent-style-name="Standard">
      <style:paragraph-properties style:text-autospace="none"/>
      <style:text-properties fo:color="#000000" style:font-name="Trebuchet MS" fo:font-size="14pt" fo:font-weight="normal" style:font-name-asian="SansSerif" style:font-size-asian="14pt" style:font-weight-asian="normal" style:font-name-complex="SansSerif" style:font-size-complex="14pt" style:font-weight-complex="normal"/>
    </style:style>
    <style:style style:name="P7" style:family="paragraph" style:parent-style-name="Standard">
      <style:text-properties style:font-name="Trebuchet MS" fo:font-size="18pt" style:font-size-asian="18pt" style:font-size-complex="18pt"/>
    </style:style>
    <style:style style:name="P8" style:family="paragraph" style:parent-style-name="Standard">
      <style:text-properties style:font-name="Trebuchet M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SansSerif" fo:font-size="14pt" style:font-name-asian="SansSerif" style:font-size-asian="14pt" style:font-name-complex="SansSerif" style:font-size-complex="14pt"/>
    </style:style>
    <style:style style:name="P10" style:family="paragraph" style:parent-style-name="Standard">
      <style:text-properties style:font-name="Trebuchet MS" fo:font-size="14pt" style:font-size-asian="14pt" style:language-asian="zh" style:country-asian="TW" style:font-size-complex="14pt"/>
    </style:style>
    <style:style style:name="P11" style:family="paragraph" style:parent-style-name="Standard">
      <style:paragraph-properties style:text-autospace="none"/>
      <style:text-properties fo:color="#000000" style:font-name="SansSerif" fo:font-size="14pt" fo:background-color="#ffff00" style:font-name-asian="SansSerif" style:font-size-asian="14pt" style:font-name-complex="SansSerif" style:font-size-complex="14pt"/>
    </style:style>
    <style:style style:name="P12" style:family="paragraph" style:parent-style-name="Standard">
      <style:text-properties fo:color="#000096" style:font-name="SansSerif" fo:font-size="14pt" style:font-name-asian="SansSerif" style:font-size-asian="14pt" style:font-name-complex="SansSerif" style:font-size-complex="14pt"/>
    </style:style>
    <style:style style:name="P13" style:family="paragraph" style:parent-style-name="Standard">
      <style:text-properties fo:color="#000096" style:font-name="SansSerif" fo:font-size="16pt" style:font-name-asian="SansSerif" style:font-size-asian="16pt" style:font-name-complex="SansSerif" style:font-size-complex="16pt"/>
    </style:style>
    <style:style style:name="P14" style:family="paragraph" style:parent-style-name="Standard">
      <style:text-properties style:use-window-font-color="true" style:font-name="Trebuchet MS" fo:font-size="14pt" style:font-size-asian="14pt" style:font-size-complex="14pt"/>
    </style:style>
    <style:style style:name="P15" style:family="paragraph" style:parent-style-name="Standard">
      <style:paragraph-properties style:text-autospace="none"/>
      <style:text-properties style:use-window-font-color="true" style:font-name="Trebuchet MS" fo:font-size="14pt" style:font-size-asian="14pt" style:font-size-complex="14pt"/>
    </style:style>
    <style:style style:name="P16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17" style:family="paragraph" style:parent-style-name="Standard">
      <style:paragraph-properties style:text-autospace="none"/>
      <style:text-properties fo:color="#000096" style:font-name="Trebuchet MS" fo:font-size="14pt" style:font-size-asian="14pt" style:font-size-complex="14pt"/>
    </style:style>
    <style:style style:name="P18" style:family="paragraph" style:parent-style-name="Standard">
      <style:paragraph-properties style:text-autospace="none"/>
      <style:text-properties fo:color="#000000" style:font-name="Trebuchet MS" fo:font-size="14pt" style:font-size-asian="14pt" style:font-size-complex="14pt"/>
    </style:style>
    <style:style style:name="P19" style:family="paragraph" style:parent-style-name="Standard">
      <style:paragraph-properties style:text-autospace="none"/>
      <style:text-properties style:use-window-font-color="true"/>
    </style:style>
    <style:style style:name="P20" style:family="paragraph" style:parent-style-name="Standard">
      <style:paragraph-properties style:text-autospace="none"/>
      <style:text-properties style:use-window-font-color="true" style:font-name="Trebuchet MS" fo:font-size="14pt" style:font-name-asian="Trebuchet MS" style:font-size-asian="14pt" style:font-size-complex="14pt"/>
    </style:style>
    <style:style style:name="P21" style:family="paragraph" style:parent-style-name="Standard">
      <style:paragraph-properties style:text-autospace="none"/>
      <style:text-properties fo:color="#000000" style:font-name="Trebuchet MS" fo:font-size="14pt" style:font-name-asian="Trebuchet MS" style:font-size-asian="14pt" style:font-size-complex="14pt"/>
    </style:style>
    <style:style style:name="P22" style:family="paragraph" style:parent-style-name="Standard">
      <style:paragraph-properties style:text-autospace="none"/>
      <style:text-properties fo:color="#000096" style:font-name="Trebuchet MS" fo:font-size="14pt" style:font-name-asian="Trebuchet MS" style:font-size-asian="14pt" style:font-size-complex="14pt"/>
    </style:style>
    <style:style style:name="P23" style:family="paragraph" style:parent-style-name="Standard">
      <style:paragraph-properties style:text-autospace="none"/>
      <style:text-properties fo:color="#000000" style:font-name="Trebuchet MS" fo:font-size="14pt" style:font-size-asian="14pt" style:language-asian="zh" style:country-asian="TW" style:font-size-complex="14pt"/>
    </style:style>
    <style:style style:name="P24" style:family="paragraph" style:parent-style-name="Standard">
      <style:paragraph-properties style:text-autospace="none"/>
      <style:text-properties fo:color="#000096" style:font-name="Trebuchet MS" fo:font-size="14pt" style:font-name-asian="Trebuchet MS" style:font-size-asian="14pt" style:language-asian="zh" style:country-asian="TW" style:font-size-complex="14pt"/>
    </style:style>
    <style:style style:name="P25" style:family="paragraph" style:parent-style-name="Standard">
      <style:text-properties fo:color="#000000" style:font-name="Trebuchet MS" fo:font-size="14pt" style:font-size-asian="14pt" style:font-size-complex="14pt"/>
    </style:style>
    <style:style style:name="P26" style:family="paragraph" style:parent-style-name="Standard">
      <style:text-properties style:font-name="Trebuchet MS" fo:font-size="14pt" style:font-name-asian="Trebuchet MS" style:font-size-asian="14pt" style:language-asian="zh" style:country-asian="TW" style:font-size-complex="14pt"/>
    </style:style>
    <style:style style:name="P27" style:family="paragraph" style:parent-style-name="Standard">
      <style:text-properties style:use-window-font-color="true" style:font-name="Trebuchet MS" fo:font-size="14pt" style:font-name-asian="Trebuchet MS" style:font-size-asian="14pt" style:font-size-complex="14pt"/>
    </style:style>
    <style:style style:name="P28" style:family="paragraph" style:parent-style-name="Standard">
      <style:paragraph-properties style:text-autospace="none"/>
      <style:text-properties style:font-name="Trebuchet MS" fo:font-size="14pt" style:font-name-asian="Trebuchet MS" style:font-size-asian="14pt" style:font-size-complex="14pt"/>
    </style:style>
    <style:style style:name="P29" style:family="paragraph" style:parent-style-name="Standard">
      <style:paragraph-properties style:text-autospace="none"/>
      <style:text-properties fo:color="#000000" style:font-name="Trebuchet MS" fo:font-size="14pt" style:font-name-asian="Trebuchet MS" style:font-size-asian="14pt" style:language-asian="zh" style:country-asian="TW" style:font-size-complex="14pt"/>
    </style:style>
    <style:style style:name="P30" style:family="paragraph" style:parent-style-name="Standard">
      <style:text-properties style:font-name="Trebuchet MS" fo:font-size="14pt" style:font-name-asian="Trebuchet MS" style:font-size-asian="14pt" style:font-size-complex="14pt"/>
    </style:style>
    <style:style style:name="P31" style:family="paragraph" style:parent-style-name="Standard">
      <style:text-properties fo:color="#993300" style:font-name="Trebuchet MS" fo:font-size="14pt" style:font-name-asian="Trebuchet MS" style:font-size-asian="14pt" style:language-asian="zh" style:country-asian="TW" style:font-size-complex="14pt"/>
    </style:style>
    <style:style style:name="P32" style:family="paragraph" style:parent-style-name="Standard">
      <style:paragraph-properties style:text-autospace="none"/>
      <style:text-properties fo:color="#000000"/>
    </style:style>
    <style:style style:name="P33" style:family="paragraph" style:parent-style-name="Standard">
      <style:text-properties style:font-name="Trebuchet MS" fo:font-size="16pt" style:font-size-asian="16pt" style:font-size-complex="16pt"/>
    </style:style>
    <style:style style:name="T1" style:family="text">
      <style:text-properties style:font-name="SansSerif"/>
    </style:style>
    <style:style style:name="T2" style:family="text">
      <style:text-properties fo:color="#000096"/>
    </style:style>
    <style:style style:name="T3" style:family="text">
      <style:text-properties fo:color="#f5844c"/>
    </style:style>
    <style:style style:name="T4" style:family="text">
      <style:text-properties fo:color="#ff8040"/>
    </style:style>
    <style:style style:name="T5" style:family="text">
      <style:text-properties fo:color="#993300"/>
    </style:style>
    <style:style style:name="T6" style:family="text">
      <style:text-properties fo:color="#000000"/>
    </style:style>
    <style:style style:name="T7" style:family="text">
      <style:text-properties fo:color="#000000" fo:background-color="#ffff00" style:font-name-asian="新細明體"/>
    </style:style>
    <style:style style:name="T8" style:family="text">
      <style:text-properties fo:color="#000096" fo:background-color="#ffff00"/>
    </style:style>
    <style:style style:name="T9" style:family="text">
      <style:text-properties fo:color="#000000" fo:background-color="#ffff00"/>
    </style:style>
    <style:style style:name="T10" style:family="text">
      <style:text-properties fo:color="#000000" style:font-name-asian="新細明體"/>
    </style:style>
    <style:style style:name="T11" style:family="text">
      <style:text-properties fo:color="#000000" style:font-name="SansSerif" style:font-name-asian="SansSerif" style:font-name-complex="SansSerif"/>
    </style:style>
    <style:style style:name="T12" style:family="text">
      <style:text-properties fo:color="#000000" fo:background-color="transparent"/>
    </style:style>
    <style:style style:name="T13" style:family="text">
      <style:text-properties fo:background-color="transparent"/>
    </style:style>
    <style:style style:name="T14" style:family="text">
      <style:text-properties fo:background-color="#ffff00"/>
    </style:style>
    <style:style style:name="T15" style:family="text">
      <style:text-properties fo:color="#000000" fo:background-color="transparent" style:font-name-asian="新細明體"/>
    </style:style>
    <style:style style:name="T16" style:family="text">
      <style:text-properties fo:color="#000000" style:font-name-asian="新細明體" style:language-asian="zh" style:country-asian="TW"/>
    </style:style>
    <style:style style:name="T17" style:family="text">
      <style:text-properties style:font-name-asian="新細明體" style:language-asian="zh" style:country-asian="TW"/>
    </style:style>
    <style:style style:name="T18" style:family="text">
      <style:text-properties style:font-name-asian="新細明體"/>
    </style:style>
    <style:style style:name="T19" style:family="text">
      <style:text-properties fo:background-color="#ffff00" style:font-name-asian="新細明體"/>
    </style:style>
    <style:style style:name="T20" style:family="text">
      <style:text-properties fo:color="#f5844c" style:language-asian="zh" style:country-asian="TW"/>
    </style:style>
    <style:style style:name="T21" style:family="text">
      <style:text-properties fo:color="#000000" style:font-name="新細明體" style:font-name-asian="新細明體"/>
    </style:style>
    <style:style style:name="T22" style:family="text">
      <style:text-properties fo:color="#000000" style:font-name="新細明體" style:font-name-asian="新細明體" style:language-asian="zh" style:country-asian="TW"/>
    </style:style>
    <style:style style:name="T23" style:family="text">
      <style:text-properties fo:color="#000096" style:language-asian="zh" style:country-asian="TW"/>
    </style:style>
    <style:style style:name="T24" style:family="text">
      <style:text-properties fo:color="#ff8040" style:language-asian="zh" style:country-asian="TW"/>
    </style:style>
    <style:style style:name="T25" style:family="text">
      <style:text-properties fo:color="#993300" style:language-asian="zh" style:country-asian="TW"/>
    </style:style>
    <style:style style:name="T26" style:family="text">
      <style:text-properties fo:color="#000000" style:language-asian="zh" style:country-asian="TW"/>
    </style:style>
    <style:style style:name="T27" style:family="text">
      <style:text-properties fo:color="#000096" style:font-name="新細明體" style:font-name-asian="新細明體"/>
    </style:style>
    <style:style style:name="T28" style:family="text">
      <style:text-properties style:language-asian="zh" style:country-asian="TW"/>
    </style:style>
    <style:style style:name="T29" style:family="text">
      <style:text-properties fo:color="#000000" style:font-name="新細明體" fo:background-color="#ffff00" style:font-name-asian="新細明體"/>
    </style:style>
    <style:style style:name="T30" style:family="text">
      <style:text-properties fo:color="#000000" style:font-name="Trebuchet MS"/>
    </style:style>
    <style:style style:name="T31" style:family="text">
      <style:text-properties fo:color="#000000" style:font-name="Trebuchet MS" fo:background-color="#ffff00"/>
    </style:style>
    <style:style style:name="T32" style:family="text">
      <style:text-properties fo:color="#000096" style:font-name="Trebuchet MS"/>
    </style:style>
    <style:style style:name="T33" style:family="text">
      <style:text-properties fo:color="#f5844c" style:font-name="Trebuchet MS"/>
    </style:style>
    <style:style style:name="T34" style:family="text">
      <style:text-properties fo:color="#ff8040" style:font-name="Trebuchet MS"/>
    </style:style>
    <style:style style:name="T35" style:family="text">
      <style:text-properties fo:color="#993300" style:font-name="Trebuchet MS"/>
    </style:style>
    <style:style style:name="T36" style:family="text">
      <style:text-properties fo:color="#000096" style:font-name="Trebuchet MS" fo:font-size="14pt" style:font-size-asian="14pt" style:font-size-complex="14pt"/>
    </style:style>
    <style:style style:name="T37" style:family="text">
      <style:text-properties fo:color="#f5844c" style:font-name="Trebuchet MS" fo:font-size="14pt" style:font-size-asian="14pt" style:font-size-complex="14pt"/>
    </style:style>
    <style:style style:name="T38" style:family="text">
      <style:text-properties fo:color="#ff8040" style:font-name="Trebuchet MS" fo:font-size="14pt" style:font-size-asian="14pt" style:font-size-complex="14pt"/>
    </style:style>
    <style:style style:name="T39" style:family="text">
      <style:text-properties fo:color="#993300" style:font-name="Trebuchet MS" fo:font-size="14pt" style:font-size-asian="14pt" style:font-size-complex="14pt"/>
    </style:style>
    <style:style style:name="T40" style:family="text">
      <style:text-properties style:font-name="新細明體" style:font-name-asian="新細明體"/>
    </style:style>
    <style:style style:name="T41" style:family="text">
      <style:text-properties style:font-name="新細明體" fo:background-color="#ffff00" style:font-name-asian="新細明體"/>
    </style:style>
    <style:style style:name="T42" style:family="text">
      <style:text-properties style:font-name="新細明體" style:font-name-asian="新細明體" style:language-asian="zh" style:country-asian="TW"/>
    </style:style>
    <style:style style:name="T43" style:family="text">
      <style:text-properties fo:color="#000000" style:font-name="Trebuchet MS" fo:font-size="14pt" style:font-name-asian="Trebuchet MS" style:font-size-asian="14pt" style:font-size-complex="14pt"/>
    </style:style>
    <style:style style:name="T44" style:family="text">
      <style:text-properties fo:color="#000096" style:font-name="Trebuchet MS" fo:font-size="14pt" style:font-name-asian="Trebuchet MS" style:font-size-asian="14pt" style:font-size-complex="14pt"/>
    </style:style>
    <style:style style:name="T45" style:family="text">
      <style:text-properties fo:color="#000000" style:font-name="Trebuchet MS" fo:font-size="14pt" fo:background-color="#ffff00" style:font-name-asian="Trebuchet MS" style:font-size-asian="14pt" style:font-size-complex="14pt"/>
    </style:style>
    <style:style style:name="T46" style:family="text">
      <style:text-properties fo:color="#f5844c" style:font-name="Trebuchet MS" fo:font-size="14pt" style:font-name-asian="Trebuchet MS" style:font-size-asian="14pt" style:font-size-complex="14pt"/>
    </style:style>
    <style:style style:name="T47" style:family="text">
      <style:text-properties fo:color="#ff8040" style:font-name="Trebuchet MS" fo:font-size="14pt" style:font-name-asian="Trebuchet MS" style:font-size-asian="14pt" style:font-size-complex="14pt"/>
    </style:style>
    <style:style style:name="T48" style:family="text">
      <style:text-properties fo:color="#993300" style:font-name="Trebuchet MS" fo:font-size="14pt" style:font-name-asian="Trebuchet MS" style:font-size-asian="14pt" style:font-size-complex="14pt"/>
    </style:style>
    <style:style style:name="T49" style:family="text">
      <style:text-properties fo:color="#000000" style:font-name="Trebuchet MS" fo:font-size="14pt" style:font-name-asian="新細明體" style:font-size-asian="14pt" style:font-size-complex="14pt"/>
    </style:style>
    <style:style style:name="T50" style:family="text">
      <style:text-properties fo:color="#000000" fo:font-size="14pt" fo:background-color="#ffff00" style:font-name-asian="新細明體" style:font-size-asian="14pt" style:font-size-complex="14pt"/>
    </style:style>
    <style:style style:name="T51" style:family="text">
      <style:text-properties fo:color="#000000" style:font-name="Trebuchet MS" fo:font-size="14pt" fo:background-color="#ffff00" style:font-name-asian="新細明體" style:font-size-asian="14pt" style:font-size-complex="14pt"/>
    </style:style>
    <style:style style:name="T52" style:family="text">
      <style:text-properties style:font-name-asian="Trebuchet MS"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----------------------------MODULE: analysis-----------------------------------------------</text:p>
      <text:p text:style-name="P1"/>
      <text:p text:style-name="P1">@ Class: <text:span text:style-name="T1">att.global.analytic, <text:s/>Attribute: ana</text:span></text:p>
      <text:p text:style-name="P1"/>
      <text:p text:style-name="P3"><text:span text:style-name="T2">&lt;attDef</text:span><text:span text:style-name="T3"> ident</text:span><text:span text:style-name="T4">=</text:span><text:span text:style-name="T5">"ana"</text:span><text:span text:style-name="T3"> usage</text:span><text:span text:style-name="T4">=</text:span><text:span text:style-name="T5">"opt"</text:span><text:span text:style-name="T2">&gt;</text:span></text:p>
      <text:p text:style-name="P4"><text:span text:style-name="T6"><text:tab/></text:span><text:span text:style-name="T2">&lt;desc&gt;</text:span><text:span text:style-name="T6">indicates one or more elements containing interpretations of the</text:span></text:p>
      <text:p text:style-name="P4"><text:span text:style-name="T6"><text:tab/> <text:s/>element on which the </text:span><text:span text:style-name="T2">&lt;att&gt;</text:span><text:span text:style-name="T6">ana</text:span><text:span text:style-name="T2">&lt;/att&gt;</text:span><text:span text:style-name="T6"> attribute appears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7">指出一個或多個元素，其中包含帶有屬性</text:span><text:span text:style-name="T8">&lt;att&gt;</text:span><text:span text:style-name="T9">ana</text:span><text:span text:style-name="T8">&lt;/att&gt;</text:span><text:span text:style-name="T7">的元素的解釋。</text:span><text:span text:style-name="T2">&lt;/desc&gt;</text:span></text:p>
      <text:p text:style-name="P5"/>
      <text:p text:style-name="P6">@Element: &lt;span&gt;</text:p>
      <text:p text:style-name="P5"/>
      <text:p text:style-name="P3"><text:span text:style-name="T2">&lt;elementSpec</text:span><text:span text:style-name="T3"> xmlns:rng</text:span><text:span text:style-name="T4">=</text:span><text:span text:style-name="T5">"http://relaxng.org/ns/structure/1.0"</text:span><text:span text:style-name="T3"> ident</text:span><text:span text:style-name="T4">=</text:span><text:span text:style-name="T5">"span"</text:span><text:span text:style-name="T3"> module</text:span><text:span text:style-name="T4">=</text:span><text:span text:style-name="T5">"analysis"</text:span><text:span text:style-name="T2">&gt;</text:span></text:p>
      <text:p text:style-name="P4"><text:span text:style-name="T6"><text:s text:c="2"/></text:span><text:span text:style-name="T2">&lt;gloss&gt;</text:span><text:span text:style-name="T6">span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7">文字段</text:span><text:span text:style-name="T2">&lt;/gloss&gt;</text:span></text:p>
      <text:p text:style-name="P4"><text:span text:style-name="T6"><text:s text:c="2"/></text:span><text:span text:style-name="T2">&lt;desc&gt;</text:span><text:span text:style-name="T6">associates an interpretative annotation directly with a span</text:span></text:p>
      <text:p text:style-name="P4"><text:span text:style-name="T6"><text:s text:c="2"/>of tex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7">將解釋性註釋和一段文字段連結</text:span><text:span text:style-name="T10">。</text:span><text:span text:style-name="T2">&lt;/desc&gt;</text:span></text:p>
      <text:p text:style-name="P1"/>
      <text:p text:style-name="P7">---------------------------------MODULE:certainty------------------------------------------------</text:p>
      <text:p text:style-name="P8"/>
      <text:p text:style-name="P8">@Element: certainly, Attribute: locus, Value: attrName</text:p>
      <text:p text:style-name="P8"/>
      <text:p text:style-name="P9"><text:tab/> <text:s/><text:span text:style-name="T2">&lt;valItem</text:span><text:span text:style-name="T3"> ident</text:span><text:span text:style-name="T4">=</text:span><text:span text:style-name="T5">"attrName"</text:span><text:span text:style-name="T2">&gt;</text:span> <text:s text:c="3"/></text:p>
      <text:p text:style-name="P4"><text:span text:style-name="T6"><text:tab/> <text:s text:c="3"/></text:span><text:span text:style-name="T2">&lt;gloss&gt;</text:span><text:span text:style-name="T6">the value given for the attribute name is</text:span></text:p>
      <text:p text:style-name="P4"><text:span text:style-name="T6"><text:tab/> <text:s text:c="3"/>uncertain.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7">不確定該屬性名稱所使用的屬性值。</text:span><text:span text:style-name="T2">&lt;/gloss&gt;</text:span></text:p>
      <text:p text:style-name="P4"><text:span text:style-name="T6"><text:tab/> <text:s/></text:span><text:span text:style-name="T2">&lt;/valItem&gt;</text:span></text:p>
      <text:p text:style-name="P8">xu3</text:p>
      <text:p text:style-name="P8"/>
      <text:p text:style-name="P8">@Element: certainly, Attribute: locus, Value:<text:span text:style-name="T6"> </text:span><text:span text:style-name="T11">suppliedContent</text:span></text:p>
      <text:p text:style-name="P8"/>
      <text:p text:style-name="P9"><text:tab/> <text:s/><text:span text:style-name="T2">&lt;valItem</text:span><text:span text:style-name="T3"> ident</text:span><text:span text:style-name="T4">=</text:span><text:span text:style-name="T5">"suppliedContent"</text:span><text:span text:style-name="T2">&gt;</text:span> <text:s text:c="3"/></text:p>
      <text:p text:style-name="P4"><text:span text:style-name="T6"><text:tab/> <text:s text:c="3"/></text:span><text:span text:style-name="T2">&lt;gloss&gt;</text:span><text:span text:style-name="T12">the content of the element may not have been</text:span></text:p>
      <text:p text:style-name="P9"><text:span text:style-name="T13"><text:tab/> <text:s text:c="3"/>correctly supplied by the </text:span><text:span text:style-name="T14">reader</text:span>, e.g. as in the cases of</text:p>
      <text:p text:style-name="P4"><text:span text:style-name="T6"><text:tab/> <text:s text:c="3"/>corr and abbrev elements.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7">讀者</text:span><text:span text:style-name="T15">所提供的元素內容也許有誤</text:span><text:span text:style-name="T10">，例如在元素更正和元素縮寫出現的情況。</text:span><text:span text:style-name="T2">&lt;/gloss&gt;</text:span></text:p>
      <text:p text:style-name="P4"><text:span text:style-name="T6"><text:tab/> <text:s/></text:span><text:span text:style-name="T2">&lt;/valItem&gt;</text:span></text:p>
      <text:p text:style-name="P8"/>
      <text:p text:style-name="P8"/>
      <text:p text:style-name="P7">---------------------------------MODULE: declarefs------------------------------------------------</text:p>
      <text:p text:style-name="P8"/>
      <text:p text:style-name="P10"/>
      <text:p text:style-name="P10">@Element: fsDecl, Attribute: </text:p>
      <text:p text:style-name="P10"/>
      <text:p text:style-name="P3"><text:span text:style-name="T2">&lt;attDef</text:span><text:span text:style-name="T3"> ident</text:span><text:span text:style-name="T4">=</text:span><text:span text:style-name="T5">"baseTypes"</text:span><text:span text:style-name="T3"> usage</text:span><text:span text:style-name="T4">=</text:span><text:span text:style-name="T5">"opt"</text:span><text:span text:style-name="T2">&gt;</text:span></text:p>
      <text:p text:style-name="P4"><text:span text:style-name="T2">&lt;desc&gt;</text:span><text:span text:style-name="T6">gives the name of one or more typed feature structures</text:span></text:p>
      <text:p text:style-name="P9"><text:tab/>from which this type<text:span text:style-name="T14"> inherits</text:span> feature specifications and</text:p>
      <text:p text:style-name="P9"><text:tab/>constraints; if this type includes a feature specification</text:p>
      <text:p text:style-name="P9"><text:tab/>with the same name as that of any of those specified by this</text:p>
      <text:p text:style-name="P9"><text:tab/>attribute, or if more than one specification of the same name</text:p>
      <text:p text:style-name="P9"><text:tab/>is inherited, then the set of possible values is defined by</text:p>
      <text:p text:style-name="P9"><text:tab/>unification. Similarly, the set of constraints applicable is</text:p>
      <text:p text:style-name="P9"><text:tab/>derived by combining those specified explicitly within this</text:p>
      <text:p text:style-name="P4"><text:span text:style-name="T6"><text:tab/>element with those implied by the </text:span><text:span text:style-name="T2">&lt;att&gt;</text:span><text:span text:style-name="T6">baseTypes</text:span><text:span text:style-name="T2">&lt;/att&gt;</text:span></text:p>
      <text:p text:style-name="P4"><text:span text:style-name="T6"><text:tab/>attribute. When no </text:span><text:span text:style-name="T2">&lt;att&gt;</text:span><text:span text:style-name="T6">baseType</text:span><text:span text:style-name="T2">&lt;/att&gt;</text:span><text:span text:style-name="T6"> is specified, no</text:span></text:p>
      <text:p text:style-name="P4"><text:span text:style-name="T6"><text:tab/> <text:s/>feature specification or constraint is </text:span><text:span text:style-name="T9">inherited</text:span><text:span text:style-name="T6">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指名一個或多個已分類的功能結構，此類型從該功能結構中</text:span><text:span text:style-name="T7">獲得</text:span><text:span text:style-name="T10">功能細節與限制；若該類型包含的功能細節名稱同於此屬性所標明的任一功能細節，或者該類型獲得一個以上同名的功能細節，則所有可能的屬性值是為統一定義。同樣地，適用限制的衍生，是將此元素中</text:span><text:span text:style-name="T16">所</text:span><text:span text:style-name="T10">明確標明的和屬性</text:span><text:span text:style-name="T2">&lt;att&gt;</text:span><text:span text:style-name="T6">baseTypes</text:span><text:span text:style-name="T2">&lt;/att&gt;</text:span><text:span text:style-name="T10">所標明的結合。若沒有使用屬性</text:span><text:span text:style-name="T2">&lt;att&gt;</text:span><text:span text:style-name="T6">baseType</text:span><text:span text:style-name="T2">&lt;/att&gt;</text:span><text:span text:style-name="T10">，則沒有</text:span><text:span text:style-name="T7">獲得</text:span><text:span text:style-name="T10">任何功能細節或限制。</text:span><text:span text:style-name="T2">&lt;/desc&gt;</text:span></text:p>
      <text:p text:style-name="P8"/>
      <text:p text:style-name="P10">@Element: fsDescr</text:p>
      <text:p text:style-name="P8"/>
      <text:p text:style-name="P3"><text:span text:style-name="T2">&lt;elementSpec</text:span><text:span text:style-name="T3"> ident</text:span><text:span text:style-name="T4">=</text:span><text:span text:style-name="T5">"fsDescr"</text:span><text:span text:style-name="T3"> module</text:span><text:span text:style-name="T4">=</text:span><text:span text:style-name="T5">"declarefs"</text:span><text:span text:style-name="T2">&gt;</text:span></text:p>
      <text:p text:style-name="P4"><text:span text:style-name="T2">&lt;gloss&gt;</text:span><text:span text:style-name="T6">feature system description </text:span><text:span text:style-name="T9">(in FSD)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功能系統描述</text:span><text:span text:style-name="T9">(</text:span><text:span text:style-name="T7">在</text:span><text:span text:style-name="T9">FSD</text:span><text:span text:style-name="T7">中</text:span><text:span text:style-name="T9">)</text:span><text:span text:style-name="T2">&lt;/gloss&gt;</text:span></text:p>
      <text:p text:style-name="P4"><text:span text:style-name="T2">&lt;desc&gt;</text:span><text:span text:style-name="T6">describes in prose what is represented by the type of feature</text:span></text:p>
      <text:p text:style-name="P4"><text:span text:style-name="T6"><text:s text:c="2"/>structure declared in the enclosing fsDecl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描述在功能結構宣告中宣告的功能結構類型所代表的意義。</text:span><text:span text:style-name="T2">&lt;/desc&gt;</text:span></text:p>
      <text:p text:style-name="P8"/>
      <text:p text:style-name="P8"/>
      <text:p text:style-name="P8">@Element: fDecl, Attriute: org, Value: unit, bag</text:p>
      <text:p text:style-name="P8"/>
      <text:p text:style-name="P3"><text:span text:style-name="T2">&lt;attDef</text:span><text:span text:style-name="T3"> ident</text:span><text:span text:style-name="T4">=</text:span><text:span text:style-name="T5">"org"</text:span><text:span text:style-name="T3"> usage</text:span><text:span text:style-name="T4">=</text:span><text:span text:style-name="T5">"opt"</text:span><text:span text:style-name="T2">&gt;</text:span></text:p>
      <text:p text:style-name="P9"><text:tab/><text:span text:style-name="T2">&lt;desc&gt;</text:span>specifies the <text:span text:style-name="T14">organizing discipline</text:span> of the feature value.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 <text:s/></text:span><text:span text:style-name="T17">具</text:span><text:span text:style-name="T18">體</text:span><text:span text:style-name="T17">說</text:span><text:span text:style-name="T18">明該功能值的</text:span><text:span text:style-name="T19">組織規範</text:span><text:span text:style-name="T18">。</text:span><text:span text:style-name="T2">&lt;/desc&gt;</text:span> <text:s text:c="4"/></text:p>
      <text:p text:style-name="P4"><text:span text:style-name="T6"><text:s text:c="2"/></text:span><text:span text:style-name="T2">&lt;valList</text:span><text:span text:style-name="T3"> type</text:span><text:span text:style-name="T4">=</text:span><text:span text:style-name="T5">"closed"</text:span><text:span text:style-name="T2">&gt;</text:span></text:p>
      <text:p text:style-name="P9"><text:s text:c="2"/><text:span text:style-name="T2">&lt;valItem</text:span><text:span text:style-name="T3"> ident</text:span><text:span text:style-name="T4">=</text:span><text:span text:style-name="T5">"unit"</text:span><text:span text:style-name="T2">&gt;</text:span> <text:s text:c="8"/></text:p>
      <text:p text:style-name="P4"><text:span text:style-name="T6"><text:s text:c="2"/></text:span><text:span text:style-name="T2">&lt;gloss&gt;</text:span><text:span text:style-name="T6">unitary </text:span><text:span text:style-name="T9">atomic</text:span><text:span text:style-name="T6"> value</text:span><text:span text:style-name="T2">&lt;/gloss&gt;&lt;gloss</text:span><text:span text:style-name="T3"> xml:lang</text:span><text:span text:style-name="T4">=</text:span><text:span text:style-name="T5">"zh-tw"</text:span><text:span text:style-name="T3"> no</text:span><text:span text:style-name="T20">ˊ</text:span><text:span text:style-name="T3">tBefore</text:span><text:span text:style-name="T4">=</text:span><text:span text:style-name="T5">"2007-05-02"</text:span><text:span text:style-name="T2">&gt;</text:span><text:span text:style-name="T10">單一</text:span><text:span text:style-name="T7">微小</text:span><text:span text:style-name="T16">值</text:span><text:span text:style-name="T2">&lt;/gloss&gt;</text:span></text:p>
      <text:p text:style-name="P4"><text:span text:style-name="T6"><text:s text:c="8"/></text:span><text:span text:style-name="T2">&lt;/valItem&gt;</text:span></text:p>
      <text:p text:style-name="P9"><text:span text:style-name="T2">&lt;valItem</text:span><text:span text:style-name="T3"> ident</text:span><text:span text:style-name="T4">=</text:span><text:span text:style-name="T5">"bag"</text:span><text:span text:style-name="T2">&gt;</text:span> <text:s text:c="9"/></text:p>
      <text:p text:style-name="P5"><text:span text:style-name="T6"><text:s text:c="10"/></text:span>&lt;gloss&gt;<text:span text:style-name="T9">bag value</text:span><text:span text:style-name="T6"> (unordered, may have duplicates)</text:span>&lt;/gloss&gt;&lt;gloss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&gt;<text:span text:style-name="T7">袋值</text:span><text:span text:style-name="T21">(</text:span><text:span text:style-name="T22">非整齊排列</text:span><text:span text:style-name="T21">，也許有重複值)</text:span>&lt;/gloss&gt;</text:p>
      <text:p text:style-name="P4"><text:span text:style-name="T6"><text:s text:c="8"/></text:span><text:span text:style-name="T2">&lt;/valItem&gt;</text:span></text:p>
      <text:p text:style-name="P8"/>
      <text:p text:style-name="P10">@Element: vRange</text:p>
      <text:p text:style-name="P8"/>
      <text:p text:style-name="P3"><text:span text:style-name="T2">&lt;elementSpec</text:span><text:span text:style-name="T3"> ident</text:span><text:span text:style-name="T4">=</text:span><text:span text:style-name="T5">"vRange"</text:span><text:span text:style-name="T3"> module</text:span><text:span text:style-name="T4">=</text:span><text:span text:style-name="T5">"declarefs"</text:span><text:span text:style-name="T2">&gt;</text:span></text:p>
      <text:p text:style-name="P4"><text:span text:style-name="T2">&lt;gloss&gt;</text:span><text:span text:style-name="T6">value range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6">功能值範圍</text:span><text:span text:style-name="T2">&lt;/gloss&gt;</text:span></text:p>
      <text:p text:style-name="P4"><text:span text:style-name="T2">&lt;desc&gt;</text:span><text:span text:style-name="T6">defines the range of allowed values for a feature, in the form of</text:span></text:p>
      <text:p text:style-name="P9">an fs, vAlt, or primitive value;</text:p>
      <text:p text:style-name="P9">for <text:span text:style-name="T14">the value of an f </text:span>to be valid, it must be</text:p>
      <text:p text:style-name="P9">subsumed by the specified range; if <text:span text:style-name="T14">the f</text:span></text:p>
      <text:p text:style-name="P9">contains multiple values (as sanctioned by the org attribute),</text:p>
      <text:p text:style-name="P4"><text:span text:style-name="T6">then each value must be subsumed by the vRange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定義有效功能值的範圍，使用</text:span><text:span text:style-name="T6">fs</text:span><text:span text:style-name="T10">、</text:span><text:span text:style-name="T6">vAlt</text:span><text:span text:style-name="T10">、或原始值格式；一個有效的</text:span><text:span text:style-name="T7"> </text:span><text:span text:style-name="T9">f </text:span><text:span text:style-name="T7">值</text:span><text:span text:style-name="T10">必須包含在指定範圍之內；</text:span><text:span text:style-name="T6">若 </text:span><text:span text:style-name="T9">f</text:span><text:span text:style-name="T6"> </text:span><text:span text:style-name="T21">包含多個值 (由屬性</text:span><text:span text:style-name="T6">org</text:span><text:span text:style-name="T21">所認可)，則每個值皆必須被</text:span><text:span text:style-name="T6">vRange</text:span><text:span text:style-name="T10">所納入。</text:span><text:span text:style-name="T2">&lt;/desc&gt;</text:span></text:p>
      <text:p text:style-name="P8"/>
      <text:p text:style-name="P10">@Element: if</text:p>
      <text:p text:style-name="P10"/>
      <text:p text:style-name="P3"><text:span text:style-name="T23">&lt;elementSpec</text:span><text:span text:style-name="T20"> ident</text:span><text:span text:style-name="T24">=</text:span><text:span text:style-name="T25">"if"</text:span><text:span text:style-name="T20"> module</text:span><text:span text:style-name="T24">=</text:span><text:span text:style-name="T25">"declarefs"</text:span><text:span text:style-name="T23">&gt;</text:span></text:p>
      <text:p text:style-name="P4"><text:span text:style-name="T2">&lt;gloss/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/&gt;</text:span></text:p>
      <text:p text:style-name="P4"><text:span text:style-name="T2">&lt;desc&gt;</text:span><text:span text:style-name="T6">defines a conditional default value for a feature; the condition</text:span></text:p>
      <text:p text:style-name="P9">is specified as a feature structure, <text:span text:style-name="T14">and is met if it</text:span></text:p>
      <text:p text:style-name="P11">subsumes the feature structure in the text for which a</text:p>
      <text:p text:style-name="P4"><text:span text:style-name="T9">default value is sough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定義一個功能的條件預設值；該條件被指明為一個功能結構，</text:span><text:span text:style-name="T7">並且在需要預設值的文本中包含該功能結構時，</text:span></text:p>
      <text:p text:style-name="P4"><text:span text:style-name="T7">則表示條件符合。</text:span><text:span text:style-name="T2">&lt;/desc&gt;</text:span></text:p>
      <text:p text:style-name="P12"/>
      <text:p text:style-name="P12"/>
      <text:p text:style-name="P10">@Element: cond </text:p>
      <text:p text:style-name="P10"/>
      <text:p text:style-name="P3"><text:span text:style-name="T26"><text:s/></text:span><text:span text:style-name="T23">&lt;elementSpec</text:span><text:span text:style-name="T20"> ident</text:span><text:span text:style-name="T24">=</text:span><text:span text:style-name="T25">"cond"</text:span><text:span text:style-name="T20"> module</text:span><text:span text:style-name="T24">=</text:span><text:span text:style-name="T25">"declarefs"</text:span><text:span text:style-name="T23">&gt;</text:span></text:p>
      <text:p text:style-name="P4"><text:span text:style-name="T2">&lt;gloss&gt;</text:span><text:span text:style-name="T6">conditional feature-structure constraint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條件功能結構限制</text:span><text:span text:style-name="T2">&lt;/gloss&gt;</text:span></text:p>
      <text:p text:style-name="P4"><text:span text:style-name="T2">&lt;desc&gt;</text:span><text:span text:style-name="T6">defines a conditional feature-structure constraint; the </text:span><text:span text:style-name="T9">consequent</text:span></text:p>
      <text:p text:style-name="P9">and the <text:span text:style-name="T14">antecedent</text:span> are specified as feature structures or</text:p>
      <text:p text:style-name="P9">feature-structure groups; the constraint is satisfied if both the</text:p>
      <text:p text:style-name="P9">antecedent and the consequent subsume a given feature</text:p>
      <text:p text:style-name="P4"><text:span text:style-name="T6"><text:s text:c="2"/>structure, or if the antecedent does no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7">&gt;</text:span><text:span text:style-name="T10">定義一個條件功能結構限制；</text:span><text:span text:style-name="T7">結果</text:span><text:span text:style-name="T10">和</text:span><text:span text:style-name="T7">前提</text:span><text:span text:style-name="T10">被指明為功能結構或功能結構群組；若前提和結果皆包含一個已知功能結構、或前提不包含，則結果符合需求。</text:span></text:p>
      <text:p text:style-name="P5">&lt;/desc&gt;</text:p>
      <text:p text:style-name="P10"/>
      <text:p text:style-name="P8"/>
      <text:p text:style-name="P8"/>
      <text:p text:style-name="P7">---------------------------------MODULE: iso-fs------------------------------------------------</text:p>
      <text:p text:style-name="P8"/>
      <text:p text:style-name="P8">@Element:<text:span text:style-name="T28"> vColl</text:span></text:p>
      <text:p text:style-name="P8"/>
      <text:p text:style-name="P3"><text:span text:style-name="T2">&lt;elementSpec</text:span><text:span text:style-name="T3"> ident</text:span><text:span text:style-name="T4">=</text:span><text:span text:style-name="T5">"vColl"</text:span><text:span text:style-name="T3"> module</text:span><text:span text:style-name="T4">=</text:span><text:span text:style-name="T5">"iso-fs"</text:span><text:span text:style-name="T2">&gt;</text:span></text:p>
      <text:p text:style-name="P4"/>
      <text:p text:style-name="P4"><text:span text:style-name="T2">&lt;gloss&gt;</text:span><text:span text:style-name="T6">collection of values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21">值集合</text:span><text:span text:style-name="T2">&lt;/gloss&gt;</text:span></text:p>
      <text:p text:style-name="P4"><text:span text:style-name="T2">&lt;desc&gt;</text:span><text:span text:style-name="T6">represents the value part of a feature-value specification</text:span></text:p>
      <text:p text:style-name="P4"><text:span text:style-name="T6"><text:s text:c="2"/>which contains multiple values organized as a set, </text:span><text:span text:style-name="T9">bag</text:span><text:span text:style-name="T6">, or lis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21">表示功能-值細節的值部分資訊，包含形成一組、</text:span><text:span text:style-name="T29">群組</text:span><text:span text:style-name="T21">或一列表的複合值。</text:span><text:span text:style-name="T2">&lt;/desc&gt;</text:span></text:p>
      <text:p text:style-name="P9"><text:s text:c="3"/></text:p>
      <text:p text:style-name="P4"><text:span text:style-name="T6"><text:s text:c="2"/></text:span><text:span text:style-name="T2">&lt;attList&gt;</text:span></text:p>
      <text:p text:style-name="P9"><text:s text:c="4"/><text:span text:style-name="T2">&lt;attDef</text:span><text:span text:style-name="T3"> ident</text:span><text:span text:style-name="T4">=</text:span><text:span text:style-name="T5">"org"</text:span><text:span text:style-name="T3"> usage</text:span><text:span text:style-name="T4">=</text:span><text:span text:style-name="T5">"rwa"</text:span><text:span text:style-name="T2">&gt;</text:span><text:tab/></text:p>
      <text:p text:style-name="P4"><text:span text:style-name="T6"><text:tab/></text:span><text:span text:style-name="T2">&lt;desc&gt;</text:span><text:span text:style-name="T6">indicates organization of given value or values as <text:s/>set, </text:span><text:span text:style-name="T9">bag</text:span><text:span text:style-name="T6"> or lis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21">說明一個或一個以上已知值的組成是一組、</text:span><text:span text:style-name="T29">群組</text:span><text:span text:style-name="T21">、或列表。</text:span><text:span text:style-name="T2">&lt;/desc&gt;</text:span></text:p>
      <text:p text:style-name="P4"><text:span text:style-name="T6"><text:s text:c="6"/></text:span><text:span text:style-name="T2">&lt;valList</text:span><text:span text:style-name="T3"> type</text:span><text:span text:style-name="T4">=</text:span><text:span text:style-name="T5">"closed"</text:span><text:span text:style-name="T2">&gt;</text:span></text:p>
      <text:p text:style-name="P9"><text:span text:style-name="T2">&lt;valItem</text:span><text:span text:style-name="T3"> ident</text:span><text:span text:style-name="T4">=</text:span><text:span text:style-name="T5">"set"</text:span><text:span text:style-name="T2">&gt;</text:span> <text:s text:c="8"/></text:p>
      <text:p text:style-name="P4"><text:span text:style-name="T6"><text:s text:c="10"/></text:span><text:span text:style-name="T2">&lt;gloss&gt;</text:span><text:span text:style-name="T6">indicates that the given values are organized as a set.</text:span></text:p>
      <text:p text:style-name="P4"><text:span text:style-name="T6"><text:s text:c="3"/>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21">指出已知值是以一組的形式組成。</text:span><text:span text:style-name="T2">&lt;/gloss&gt;</text:span></text:p>
      <text:p text:style-name="P4"><text:span text:style-name="T6"><text:s text:c="8"/></text:span><text:span text:style-name="T2">&lt;/valItem&gt;</text:span></text:p>
      <text:p text:style-name="P9"><text:s text:c="8"/><text:span text:style-name="T2">&lt;valItem</text:span><text:span text:style-name="T3"> ident</text:span><text:span text:style-name="T4">=</text:span><text:span text:style-name="T5">"bag"</text:span><text:span text:style-name="T2">&gt;</text:span> <text:s text:c="8"/></text:p>
      <text:p text:style-name="P4"><text:span text:style-name="T6"><text:s text:c="10"/></text:span><text:span text:style-name="T2">&lt;gloss&gt;</text:span><text:span text:style-name="T6">indicates that the given values are organized as a</text:span></text:p>
      <text:p text:style-name="P9"><text:span text:style-name="T14">bag (multiset)</text:span>.</text:p>
      <text:p text:style-name="P4"><text:span text:style-name="T6"><text:s text:c="10"/>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21">指出已知值是以</text:span><text:span text:style-name="T29">群組</text:span><text:span text:style-name="T21">的形式組成。</text:span><text:span text:style-name="T2">&lt;/gloss&gt;</text:span></text:p>
      <text:p text:style-name="P4"><text:span text:style-name="T6"><text:s text:c="8"/></text:span><text:span text:style-name="T2">&lt;/valItem&gt;</text:span></text:p>
      <text:p text:style-name="P9"><text:s text:c="8"/><text:span text:style-name="T2">&lt;valItem</text:span><text:span text:style-name="T3"> ident</text:span><text:span text:style-name="T4">=</text:span><text:span text:style-name="T5">"list"</text:span><text:span text:style-name="T2">&gt;</text:span> <text:s text:c="8"/></text:p>
      <text:p text:style-name="P4"><text:span text:style-name="T6"><text:s text:c="10"/></text:span><text:span text:style-name="T2">&lt;gloss&gt;</text:span><text:span text:style-name="T6">indicates that the given values are organized as a</text:span></text:p>
      <text:p text:style-name="P4"><text:span text:style-name="T6"><text:s text:c="12"/>list.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21">指出已知值是以列表的形式組成。</text:span><text:span text:style-name="T2">&lt;/gloss&gt;</text:span></text:p>
      <text:p text:style-name="P4"><text:span text:style-name="T6"><text:s text:c="8"/></text:span><text:span text:style-name="T2">&lt;/valItem&gt;</text:span></text:p>
      <text:p text:style-name="P9"><text:s text:c="6"/><text:span text:style-name="T2">&lt;/valList&gt;</text:span> <text:s text:c="3"/></text:p>
      <text:p text:style-name="P4"><text:span text:style-name="T6"><text:s text:c="4"/></text:span><text:span text:style-name="T2">&lt;/attDef&gt;</text:span><text:span text:style-name="T6"> <text:s text:c="3"/></text:span></text:p>
      <text:p text:style-name="P4"><text:span text:style-name="T6"><text:s text:c="2"/></text:span><text:span text:style-name="T2">&lt;/attList&gt;</text:span></text:p>
      <text:p text:style-name="P5">&lt;/elementSpec&gt;</text:p>
      <text:p text:style-name="P13"/>
      <text:p text:style-name="P8"/>
      <text:p text:style-name="P8"/>
      <text:p text:style-name="P7">---------------------------------MODULE: linking------------------------------------------------</text:p>
      <text:p text:style-name="P8"/>
      <text:p text:style-name="P8">@Element: ab</text:p>
      <text:p text:style-name="P8"/>
      <text:p text:style-name="P3"><text:span text:style-name="T6"><text:s/></text:span><text:span text:style-name="T2">&lt;elementSpec</text:span><text:span text:style-name="T3"> ident</text:span><text:span text:style-name="T4">=</text:span><text:span text:style-name="T5">"ab"</text:span><text:span text:style-name="T3"> module</text:span><text:span text:style-name="T4">=</text:span><text:span text:style-name="T5">"linking"</text:span><text:span text:style-name="T2">&gt;</text:span></text:p>
      <text:p text:style-name="P4"><text:span text:style-name="T2">&lt;gloss&gt;</text:span><text:span text:style-name="T6">anonymous block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匿名區塊</text:span><text:span text:style-name="T2">&lt;/gloss&gt;</text:span></text:p>
      <text:p text:style-name="P4"><text:span text:style-name="T2">&lt;desc&gt;</text:span><text:span text:style-name="T6">contains </text:span><text:span text:style-name="T9">any arbitrary component-level unit of text</text:span><text:span text:style-name="T6">, acting as</text:span></text:p>
      <text:p text:style-name="P9">an anonymous container for phrase or inter level elements analogous to, but</text:p>
      <text:p text:style-name="P4"><text:span text:style-name="T6">without the semantic baggage of, a paragraph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包含</text:span><text:span text:style-name="T7">文件中任何獨斷組織層次的單元</text:span><text:span text:style-name="T10">，匿名收容類似一個段落、但不包含段落語義的字詞或中間層元素。</text:span><text:span text:style-name="T2">&lt;/desc&gt;</text:span></text:p>
      <text:p text:style-name="P8"/>
      <text:p text:style-name="P8">@Element: join, Attribute: targets</text:p>
      <text:p text:style-name="P8"/>
      <text:p text:style-name="P14"><text:span text:style-name="T6"><text:s/></text:span><text:span text:style-name="T2">&lt;attDef</text:span><text:span text:style-name="T3"> ident</text:span><text:span text:style-name="T4">=</text:span><text:span text:style-name="T5">"targets"</text:span><text:span text:style-name="T3"> usage</text:span><text:span text:style-name="T4">=</text:span><text:span text:style-name="T5">"req"</text:span><text:span text:style-name="T2">&gt;</text:span></text:p>
      <text:p text:style-name="P15"><text:span text:style-name="T6"><text:s text:c="5"/></text:span><text:span text:style-name="T2">&lt;desc&gt;</text:span><text:span text:style-name="T6">specifies the identifiers of the elements or passages</text:span></text:p>
      <text:p text:style-name="P16"><text:span text:style-name="T30"><text:s text:c="7"/>to be joined into a </text:span><text:span text:style-name="T31">virtual element</text:span><text:span text:style-name="T30">.</text:span><text:span text:style-name="T32">&lt;/desc&gt;&lt;desc</text:span><text:span text:style-name="T33"> xml:lang</text:span><text:span text:style-name="T34">=</text:span><text:span text:style-name="T35">"zh-tw"</text:span><text:span text:style-name="T33"> notBefore</text:span><text:span text:style-name="T34">=</text:span><text:span text:style-name="T35">"2007-05-02"</text:span><text:span text:style-name="T32">&gt;</text:span><text:span text:style-name="T10">標明和一個</text:span><text:span text:style-name="T7">虛擬元素</text:span><text:span text:style-name="T10">相關聯的元素或段落的識別符碼。</text:span><text:span text:style-name="T32">&lt;/desc&gt;</text:span></text:p>
      <text:p text:style-name="P17"/>
      <text:p text:style-name="P18">@Element: join, Attribute: scope, Value: root</text:p>
      <text:p text:style-name="P17"/>
      <text:p text:style-name="P19"><text:span text:style-name="T36">&lt;attDef</text:span><text:span text:style-name="T37"> ident</text:span><text:span text:style-name="T38">=</text:span><text:span text:style-name="T39">"scope"</text:span><text:span text:style-name="T37"> usage</text:span><text:span text:style-name="T38">=</text:span><text:span text:style-name="T39">"rec"</text:span><text:span text:style-name="T36">&gt;</text:span></text:p>
      <text:p text:style-name="P20"><text:span text:style-name="T6"><text:tab/></text:span><text:span text:style-name="T2">&lt;desc&gt;</text:span><text:span text:style-name="T6">indicates whether the targets to be joined include the</text:span></text:p>
      <text:p text:style-name="P21">entire element indicated (the <text:span text:style-name="T14">entire subtree including its root</text:span>),</text:p>
      <text:p text:style-name="P21">or just the children of the target (the branches of the subtree).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40">指出被相連結的目標是否包含所指元素的完整部份(</text:span><text:span text:style-name="T41">完整樹狀圖包含根節點)</text:span><text:span text:style-name="T40">，或是只有目標的</text:span><text:span text:style-name="T42">子</text:span><text:span text:style-name="T40">元素(樹狀分支部份)。</text:span><text:span text:style-name="T2">&lt;/desc&gt;</text:span> <text:s text:c="3"/></text:p>
      <text:p text:style-name="P20"><text:span text:style-name="T6"><text:s text:c="6"/></text:span><text:span text:style-name="T2">&lt;valList</text:span><text:span text:style-name="T3"> type</text:span><text:span text:style-name="T4">=</text:span><text:span text:style-name="T5">"closed"</text:span><text:span text:style-name="T2">&gt;</text:span></text:p>
      <text:p text:style-name="P21"><text:s text:c="8"/><text:span text:style-name="T2">&lt;valItem</text:span><text:span text:style-name="T3"> ident</text:span><text:span text:style-name="T4">=</text:span><text:span text:style-name="T5">"root"</text:span><text:span text:style-name="T2">&gt;</text:span> <text:s text:c="6"/></text:p>
      <text:p text:style-name="P20"><text:span text:style-name="T6"><text:s text:c="10"/></text:span><text:span text:style-name="T2">&lt;gloss&gt;</text:span><text:span text:style-name="T6">the </text:span><text:span text:style-name="T9">rooted subtrees</text:span><text:span text:style-name="T6"> indicated by the targets</text:span></text:p>
      <text:p text:style-name="P21">attribute are joined, each subtree become a child of the virtual</text:p>
      <text:p text:style-name="P20"><text:span text:style-name="T6">element created by the join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21">由屬性</text:span><text:span text:style-name="T6">target</text:span><text:span text:style-name="T21">所指明的</text:span><text:span text:style-name="T29">具根節點的樹狀圖</text:span><text:span text:style-name="T21">互相連結，每個樹狀圖獲得一個由連結所產生的虛擬元素的</text:span><text:span text:style-name="T22">子</text:span><text:span text:style-name="T21">元素。</text:span><text:span text:style-name="T2">&lt;/gloss&gt;</text:span></text:p>
      <text:p text:style-name="P20"><text:span text:style-name="T6"><text:s text:c="8"/></text:span><text:span text:style-name="T2">&lt;/valItem&gt;</text:span></text:p>
      <text:p text:style-name="P22"/>
      <text:p text:style-name="P23">@Element: alt, Attribute: mode</text:p>
      <text:p text:style-name="P23"/>
      <text:p text:style-name="P20"><text:span text:style-name="T23">&lt;attDef</text:span><text:span text:style-name="T20"> ident</text:span><text:span text:style-name="T24">=</text:span><text:span text:style-name="T25">"mode"</text:span><text:span text:style-name="T20"> usage</text:span><text:span text:style-name="T24">=</text:span><text:span text:style-name="T25">"rec"</text:span><text:span text:style-name="T23">&gt;</text:span></text:p>
      <text:p text:style-name="P19"><text:span text:style-name="T43"><text:s text:c="6"/></text:span><text:span text:style-name="T44">&lt;desc&gt;</text:span><text:span text:style-name="T43">states whether the alternations gathered in this collection are </text:span><text:span text:style-name="T45">exclusive</text:span><text:span text:style-name="T43"> or </text:span><text:span text:style-name="T45">inclusive</text:span><text:span text:style-name="T43">.</text:span><text:span text:style-name="T44">&lt;/desc&gt;&lt;desc</text:span><text:span text:style-name="T46"> xml:lang</text:span><text:span text:style-name="T47">=</text:span><text:span text:style-name="T48">"zh-tw"</text:span><text:span text:style-name="T46"> notBefore</text:span><text:span text:style-name="T47">=</text:span><text:span text:style-name="T48">"2007-05-02"</text:span><text:span text:style-name="T44">&gt;</text:span><text:span text:style-name="T49">說明在此集合中的替換物件是</text:span><text:span text:style-name="T50">專有</text:span><text:span text:style-name="T51">的</text:span><text:span text:style-name="T49">或</text:span><text:span text:style-name="T51">通用的</text:span><text:span text:style-name="T49">。</text:span><text:span text:style-name="T44">&lt;/desc&gt;</text:span></text:p>
      <text:p text:style-name="P24"/>
      <text:p text:style-name="P25"><text:span text:style-name="T52">@Class:</text:span>att.global.linking<text:span text:style-name="T52">, Attribute: synch</text:span></text:p>
      <text:p text:style-name="P26"/>
      <text:p text:style-name="P27"><text:span text:style-name="T26"><text:s text:c="3"/></text:span><text:span text:style-name="T23">&lt;attDef</text:span><text:span text:style-name="T20"> ident</text:span><text:span text:style-name="T24">=</text:span><text:span text:style-name="T25">"synch"</text:span><text:span text:style-name="T20"> usage</text:span><text:span text:style-name="T24">=</text:span><text:span text:style-name="T25">"opt"</text:span><text:span text:style-name="T23">&gt;</text:span></text:p>
      <text:p text:style-name="P20"><text:span text:style-name="T6"><text:s text:c="6"/></text:span><text:span text:style-name="T2">&lt;desc&gt;</text:span><text:span text:style-name="T6">points to elements that are </text:span><text:span text:style-name="T9">synchronous</text:span><text:span text:style-name="T6"> with the current</text:span></text:p>
      <text:p text:style-name="P28"><text:span text:style-name="T6"><text:s text:c="8"/>elemen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連結到的元素和現有元素</text:span><text:span text:style-name="T7">同時出現</text:span><text:span text:style-name="T10">。</text:span><text:span text:style-name="T2">&lt;/desc&gt;</text:span></text:p>
      <text:p text:style-name="P24"/>
      <text:p text:style-name="P29">@Class:att.global.linking, Attribute: next</text:p>
      <text:p text:style-name="P24"/>
      <text:p text:style-name="P20"><text:span text:style-name="T23">&lt;attDef</text:span><text:span text:style-name="T20"> ident</text:span><text:span text:style-name="T24">=</text:span><text:span text:style-name="T25">"next"</text:span><text:span text:style-name="T20"> usage</text:span><text:span text:style-name="T24">=</text:span><text:span text:style-name="T25">"opt"</text:span><text:span text:style-name="T23">&gt;</text:span></text:p>
      <text:p text:style-name="P20"><text:span text:style-name="T6"><text:s text:c="6"/></text:span><text:span text:style-name="T2">&lt;desc&gt;</text:span><text:span text:style-name="T6">points to the next element of a </text:span><text:span text:style-name="T9">virtual aggregate</text:span><text:span text:style-name="T6"> of which</text:span></text:p>
      <text:p text:style-name="P20"><text:span text:style-name="T6"><text:s text:c="8"/>the current element is par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連結到現有元素所位於的</text:span><text:span text:style-name="T7">虛擬集合</text:span><text:span text:style-name="T10">的下一個元素。</text:span><text:span text:style-name="T2">&lt;/desc&gt;</text:span></text:p>
      <text:p text:style-name="P8"/>
      <text:p text:style-name="P8"/>
      <text:p text:style-name="P7">---------------------------------MODULE: spoken------------------------------------------------</text:p>
      <text:p text:style-name="P30"/>
      <text:p text:style-name="P26">@Macr<text:span text:style-name="T6">o: mix.spoken</text:span></text:p>
      <text:p text:style-name="P31"/>
      <text:p text:style-name="P27"><text:span text:style-name="T6"><text:s/></text:span><text:span text:style-name="T2">&lt;macroSpec</text:span><text:span text:style-name="T3"> ident</text:span><text:span text:style-name="T4">=</text:span><text:span text:style-name="T5">"mix.spoken"</text:span><text:span text:style-name="T3"> module</text:span><text:span text:style-name="T4">=</text:span><text:span text:style-name="T5">"spoken"</text:span><text:span text:style-name="T2">&gt;</text:span></text:p>
      <text:p text:style-name="P20"><text:span text:style-name="T6"><text:s text:c="4"/></text:span><text:span text:style-name="T2">&lt;gloss&gt;</text:span><text:span text:style-name="T9">mixed-base</text:span><text:span text:style-name="T6"> spoken-text components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7">混合基礎</text:span><text:span text:style-name="T10">口說文件組成</text:span><text:span text:style-name="T2">&lt;/gloss&gt;</text:span></text:p>
      <text:p text:style-name="P20"><text:span text:style-name="T2">&lt;desc&gt;</text:span><text:span text:style-name="T6">contains a string used in constructing the definition of</text:span></text:p>
      <text:p text:style-name="P28"><text:span text:style-name="T6"><text:s text:c="2"/></text:span><text:span text:style-name="T2">&lt;term&gt;</text:span><text:span text:style-name="T6">macro.component</text:span><text:span text:style-name="T2">&lt;/term&gt;</text:span><text:span text:style-name="T6"> used in the mixed base tag se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包含一字串，用來定義使用於</text:span><text:span text:style-name="T7">混合基礎</text:span><text:span text:style-name="T10">標籤組的</text:span><text:span text:style-name="T2">&lt;term&gt;</text:span><text:span text:style-name="T6">macro.component</text:span><text:span text:style-name="T2">&lt;/term&gt;</text:span><text:span text:style-name="T6">。</text:span><text:span text:style-name="T2">&lt;/desc&gt;</text:span></text:p>
      <text:p text:style-name="P30"/>
      <text:p text:style-name="P8"/>
      <text:p text:style-name="P8">@Element: vocal</text:p>
      <text:p text:style-name="P30"/>
      <text:p text:style-name="P27"><text:span text:style-name="T6"><text:s text:c="2"/></text:span><text:span text:style-name="T2">&lt;elementSpec</text:span><text:span text:style-name="T3"> ident</text:span><text:span text:style-name="T4">=</text:span><text:span text:style-name="T5">"vocal"</text:span><text:span text:style-name="T3"> module</text:span><text:span text:style-name="T4">=</text:span><text:span text:style-name="T5">"spoken"</text:span><text:span text:style-name="T2">&gt;</text:span></text:p>
      <text:p text:style-name="P21"><text:s text:c="2"/></text:p>
      <text:p text:style-name="P20"><text:span text:style-name="T6"><text:s text:c="2"/></text:span><text:span text:style-name="T2">&lt;gloss&gt;</text:span><text:span text:style-name="T6">Vocalized semi-lexical</text:span><text:span text:style-name="T2">&lt;/gloss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口說的</text:span><text:span text:style-name="T16">半</text:span><text:span text:style-name="T10">詞彙</text:span><text:span text:style-name="T2">&lt;/gloss&gt;</text:span></text:p>
      <text:p text:style-name="P20"><text:span text:style-name="T6"><text:s text:c="2"/></text:span><text:span text:style-name="T2">&lt;desc&gt;</text:span><text:span text:style-name="T6">any vocalized but not necessarily lexical phenomenon, for</text:span></text:p>
      <text:p text:style-name="P20"><text:span text:style-name="T6"><text:s text:c="2"/>example voiced pauses, non-lexical </text:span><text:span text:style-name="T9">backchannels</text:span><text:span text:style-name="T6">, etc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0">用聲音發出但未必是詞彙的話語，例如聲音的暫停、非詞彙的</text:span><text:span text:style-name="T9">backchannel</text:span><text:span text:style-name="T10">等。</text:span><text:span text:style-name="T2">&lt;/desc&gt;</text:span></text:p>
      <text:p text:style-name="P32"><text:s text:c="2"/></text:p>
      <text:p text:style-name="P8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Serif" svg:font-family="SansSerif"/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7-05-12T17:19:42</meta:creation-date>
    <dc:creator>Weining</dc:creator>
    <dc:date>2007-05-29T23:55:15</dc:date>
    <dc:language>en-US</dc:language>
    <meta:editing-cycles>52</meta:editing-cycles>
    <meta:editing-duration>P1DT5H55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2" meta:word-count="1751" meta:character-count="9685"/>
  </office:meta>
</office:document-meta>
</file>